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8.88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5.319cm" svg:x="1.4cm" svg:y="7.5cm" presentation:class="outline" presentation:user-transformed="true">
          <draw:text-box>
            <text:list text:style-name="L1">
              <text:list-item>
                <text:p>D1</text:p>
              </text:list-item>
              <text:list-item>
                <text:p>D2</text:p>
              </text:list-item>
              <text:list-item>
                <text:p>D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color-table loext:name="LibreOffice">
          <loext:color loext:name="dk1" loext:color="#000000"/>
          <loext:color loext:name="lt1" loext:color="#ffffff"/>
          <loext:color loext:name="dk2" loext:color="#000000"/>
          <loext:color loext:name="l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link" loext:color="#0000ee"/>
          <loext:color loext:name="folHlink" loext:color="#551a8b"/>
        </loext:color-table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23:45:25.468564286</meta:creation-date>
    <dc:date>2023-05-04T23:58:57.468195552</dc:date>
    <meta:editing-duration>PT1M44S</meta:editing-duration>
    <meta:editing-cycles>3</meta:editing-cycles>
    <meta:generator>Collabora_OfficeDev/23.05.0.1$Linux_X86_64 LibreOffice_project/67071590fc9392a555e137f3076443ea583c4952</meta:generator>
    <meta:document-statistic meta:object-count="24"/>
  </office:meta>
</office:document-meta>
</file>